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294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00/00/00</text:date>, <text:time style:data-style-name="N2" text:time-value="08:58:10.6533049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1-28T09:01:25.959847994</dc:date>
    <meta:editing-duration>PT5H17M19S</meta:editing-duration>
    <meta:editing-cycles>51</meta:editing-cycles>
    <meta:generator>LibreOffice/7.0.3.1$Linux_X86_64 LibreOffice_project/d7547858d014d4cf69878db179d326fc3483e082</meta:generator>
    <meta:document-statistic meta:table-count="1" meta:cell-count="843" meta:object-count="0"/>
  </office:meta>
</office:document-meta>
</file>